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0000"/>
    </style:style>
    <style:style style:name="P3" style:parent-style-name="Normal" style:family="paragraph">
      <style:text-properties fo:color="#FF0000"/>
    </style:style>
    <style:style style:name="P4" style:parent-style-name="Listeafsnit" style:list-style-name="LFO5" style:family="paragraph"/>
    <style:style style:name="T5" style:parent-style-name="Standardskrifttypeiafsnit" style:family="text">
      <style:text-properties fo:color="#FF0000"/>
    </style:style>
    <style:style style:name="T6" style:parent-style-name="Standardskrifttypeiafsnit" style:family="text">
      <style:text-properties fo:color="#FF0000" style:text-position="super 63.6%"/>
    </style:style>
    <style:style style:name="T7" style:parent-style-name="Standardskrifttypeiafsnit" style:family="text">
      <style:text-properties fo:color="#FF0000"/>
    </style:style>
    <style:style style:name="T8" style:parent-style-name="Standardskrifttypeiafsnit" style:family="text">
      <style:text-properties fo:color="#FF0000" style:text-position="super 63.6%"/>
    </style:style>
    <style:style style:name="P9" style:parent-style-name="Listeafsnit" style:list-style-name="LFO5" style:family="paragraph"/>
    <style:style style:name="T10" style:parent-style-name="Standardskrifttypeiafsnit" style:family="text">
      <style:text-properties fo:color="#FF0000"/>
    </style:style>
    <style:style style:name="T11" style:parent-style-name="Standardskrifttypeiafsnit" style:family="text">
      <style:text-properties fo:color="#FF0000" style:text-position="super 63.6%"/>
    </style:style>
    <style:style style:name="T12" style:parent-style-name="Standardskrifttypeiafsnit" style:family="text">
      <style:text-properties fo:color="#FF0000"/>
    </style:style>
    <style:style style:name="T13" style:parent-style-name="Standardskrifttypeiafsnit" style:family="text">
      <style:text-properties fo:color="#FF0000" style:text-position="super 63.6%"/>
    </style:style>
    <style:style style:name="T14" style:parent-style-name="Standardskrifttypeiafsnit" style:family="text">
      <style:text-properties fo:color="#FF0000"/>
    </style:style>
    <style:style style:name="T15" style:parent-style-name="Standardskrifttypeiafsnit" style:family="text">
      <style:text-properties fo:color="#FF0000" style:text-position="super 63.6%"/>
    </style:style>
    <style:style style:name="T16" style:parent-style-name="Standardskrifttypeiafsnit" style:family="text">
      <style:text-properties fo:color="#FF0000"/>
    </style:style>
    <style:style style:name="P17" style:parent-style-name="Listeafsnit" style:list-style-name="LFO5" style:family="paragraph"/>
    <style:style style:name="T18" style:parent-style-name="Standardskrifttypeiafsnit" style:family="text">
      <style:text-properties fo:color="#FF0000"/>
    </style:style>
    <style:style style:name="T19" style:parent-style-name="Standardskrifttypeiafsnit" style:family="text">
      <style:text-properties fo:color="#FF0000" style:text-position="super 63.6%"/>
    </style:style>
    <style:style style:name="T20" style:parent-style-name="Standardskrifttypeiafsnit" style:family="text">
      <style:text-properties fo:color="#FF0000"/>
    </style:style>
    <style:style style:name="T21" style:parent-style-name="Standardskrifttypeiafsnit" style:family="text">
      <style:text-properties fo:color="#FF0000" style:text-position="super 63.6%"/>
    </style:style>
    <style:style style:name="T22" style:parent-style-name="Standardskrifttypeiafsnit" style:family="text">
      <style:text-properties fo:color="#FF0000"/>
    </style:style>
    <style:style style:name="T23" style:parent-style-name="Standardskrifttypeiafsnit" style:family="text">
      <style:text-properties fo:color="#FF0000" style:text-position="super 63.6%"/>
    </style:style>
    <style:style style:name="T24" style:parent-style-name="Standardskrifttypeiafsnit" style:family="text">
      <style:text-properties fo:color="#FF0000"/>
    </style:style>
    <style:style style:name="P25" style:parent-style-name="Normal" style:family="paragraph">
      <style:text-properties fo:color="#FF0000"/>
    </style:style>
    <style:style style:name="P26" style:parent-style-name="Normal" style:family="paragraph">
      <style:text-properties fo:color="#FF0000"/>
    </style:style>
    <style:style style:name="P27" style:parent-style-name="Listeafsnit" style:list-style-name="LFO6" style:family="paragraph">
      <style:text-properties fo:color="#FF0000"/>
    </style:style>
    <style:style style:name="P28" style:parent-style-name="Listeafsnit" style:list-style-name="LFO6" style:family="paragraph">
      <style:text-properties fo:color="#FF0000"/>
    </style:style>
    <style:style style:name="P29" style:parent-style-name="Listeafsnit" style:list-style-name="LFO6" style:family="paragraph">
      <style:text-properties fo:color="#FF0000"/>
    </style:style>
    <style:style style:name="P30" style:parent-style-name="Normal" style:family="paragraph">
      <style:text-properties fo:color="#FF0000"/>
    </style:style>
    <style:style style:name="P31" style:parent-style-name="Normal" style:family="paragraph">
      <style:text-properties fo:color="#FF0000"/>
    </style:style>
    <style:style style:name="P32" style:parent-style-name="Listeafsnit" style:list-style-name="LFO3" style:family="paragraph">
      <style:text-properties fo:color="#FF0000"/>
    </style:style>
    <style:style style:name="P33" style:parent-style-name="Listeafsnit" style:list-style-name="LFO3" style:family="paragraph">
      <style:text-properties fo:color="#FF0000"/>
    </style:style>
    <style:style style:name="P34" style:parent-style-name="Listeafsnit" style:list-style-name="LFO3" style:family="paragraph">
      <style:text-properties fo:color="#FF0000"/>
    </style:style>
    <style:style style:name="P35" style:parent-style-name="Normal" style:family="paragraph">
      <style:text-properties fo:color="#FF0000"/>
    </style:style>
    <style:style style:name="P36" style:parent-style-name="Normal" style:family="paragraph">
      <style:text-properties fo:color="#FF0000"/>
    </style:style>
    <style:style style:name="P37" style:parent-style-name="Listeafsnit" style:list-style-name="LFO4" style:family="paragraph">
      <style:text-properties fo:color="#FF0000"/>
    </style:style>
    <style:style style:name="P38" style:parent-style-name="Listeafsnit" style:list-style-name="LFO4" style:family="paragraph">
      <style:text-properties fo:color="#FF0000"/>
    </style:style>
    <style:style style:name="P39" style:parent-style-name="Listeafsnit" style:list-style-name="LFO4" style:family="paragraph">
      <style:text-properties fo:color="#FF0000"/>
    </style:style>
  </office:automatic-styles>
  <office:body>
    <office:text text:use-soft-page-breaks="true">
      <text:p text:style-name="P1">Matematik A:</text:p>
      <text:p text:style-name="Normal">Matematik A på gymnasiet er det næste niveau<text:s/>efter folkeskolen. Her vil man lære om beviser og hvordan verden og<text:s/>tal<text:s/>hænger sammen.<text:s/></text:p>
      <text:p text:style-name="Normal"/>
      <text:p text:style-name="P2">Spørgsmål2:</text:p>
      <text:p text:style-name="P3">Hvad er løsningen til 3. kvadratsætning??</text:p>
      <text:list text:style-name="LFO5" text:continue-numbering="true">
        <text:list-item>
          <text:p text:style-name="P4"><text:span text:style-name="T5">(a+b)(a-b) = a</text:span><text:span text:style-name="T6">2</text:span><text:span text:style-name="T7">-b</text:span><text:span text:style-name="T8">2</text:span></text:p>
        </text:list-item>
        <text:list-item>
          <text:p text:style-name="P9"><text:span text:style-name="T10">(a-b)</text:span><text:span text:style-name="T11">2<text:s/></text:span><text:span text:style-name="T12">= a</text:span><text:span text:style-name="T13">2</text:span><text:span text:style-name="T14">+b</text:span><text:span text:style-name="T15">2</text:span><text:span text:style-name="T16">-2ab</text:span></text:p>
        </text:list-item>
        <text:list-item>
          <text:p text:style-name="P17"><text:span text:style-name="T18">(a+b)</text:span><text:span text:style-name="T19">2<text:s/></text:span><text:span text:style-name="T20">= a</text:span><text:span text:style-name="T21">2</text:span><text:span text:style-name="T22">+b</text:span><text:span text:style-name="T23">2</text:span><text:span text:style-name="T24">+2ab</text:span></text:p>
        </text:list-item>
      </text:list>
      <text:p text:style-name="Normal"/>
      <text:p text:style-name="Normal">IT B:</text:p>
      <text:p text:style-name="Normal">I Informationsteknologi<text:s/>vil du lære<text:s/>om forskellige former for software. Man lærer om brugervenlighed og webdesign, sociale medier, apps, virus og sikkerhed, hacking og kryptering, både hvordan det<text:s/>bruges ude i verden, men også hvordan du selv kan skabe det. <text:s text:c="2"/></text:p>
      <text:p text:style-name="Normal"/>
      <text:p text:style-name="P25">Spørgsmål2:</text:p>
      <text:p text:style-name="P26">Hvad er hovedpunkterne bag organisatorisk sikkerhed??</text:p>
      <text:list text:style-name="LFO6" text:continue-numbering="true">
        <text:list-item>
          <text:p text:style-name="P27">Disciplin og Adfærd.</text:p>
        </text:list-item>
        <text:list-item>
          <text:p text:style-name="P28">Sikkerhedskopiering og Virus.</text:p>
        </text:list-item>
        <text:list-item>
          <text:p text:style-name="P29">Kontrol af brugeradgang, PW og VPN.</text:p>
        </text:list-item>
      </text:list>
      <text:p text:style-name="Normal"/>
      <text:p text:style-name="Normal">Programmering C:</text:p>
      <text:p text:style-name="Normal">I Programmering vil du arbejde med kodning inden for Processing. Du vil lære at løse forskellige problematikker med kodning,<text:s/>lege med former og figurer, lave dit eget spil, og skabe en AI.<text:s/></text:p>
      <text:p text:style-name="Normal"/>
      <text:p text:style-name="P30">Spørgsmål1:</text:p>
      <text:p text:style-name="P31">Hvilke andre programmeringssprog indeholder Processing?</text:p>
      <text:list text:style-name="LFO3" text:continue-numbering="true">
        <text:list-item>
          <text:p text:style-name="P32">Java</text:p>
        </text:list-item>
        <text:list-item>
          <text:p text:style-name="P33">Perl</text:p>
        </text:list-item>
        <text:list-item>
          <text:p text:style-name="P34">C#</text:p>
        </text:list-item>
      </text:list>
      <text:p text:style-name="Normal"/>
      <text:p text:style-name="Normal">Teknologi B:</text:p>
      <text:p text:style-name="Normal">I teknologi vil du arbejde med forskellige projekter. Du vil få et overordnet emne, hvor du<text:s/>skal lave et produkt og en rapport. Her er der fokus på produktet og dets kreativitet, og hvordan det kan hjælpe til med at forbedre verden eller samfundet.</text:p>
      <text:p text:style-name="Normal"/>
      <text:p text:style-name="P35">Spørgsmål1:</text:p>
      <text:p text:style-name="P36">Hvilke værksteder er tilgængelige for når man skal lave teknologiprojekter??</text:p>
      <text:list text:style-name="LFO4" text:continue-numbering="true">
        <text:list-item>
          <text:p text:style-name="P37">Tekstil, industriel design, el og process.</text:p>
        </text:list-item>
        <text:list-item>
          <text:p text:style-name="P38">Industriel Design, fysik/kemi, el og sundhed og livstil.</text:p>
        </text:list-item>
        <text:list-item>
          <text:p text:style-name="P39">IT, Industriel design, process og Sundhed og livstil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7%" fo:background-color="transparent" style:tab-stop-distance="0.9055in"/>
      <style:text-properties style:font-name="Calibri" style:font-name-asian="ＭＳ 明朝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sie</meta:initial-creator>
    <dc:creator>Masie</dc:creator>
    <meta:creation-date>2017-01-16T08:53:00Z</meta:creation-date>
    <dc:date>2017-01-16T12:23:00Z</dc:date>
    <meta:template xlink:href="Normal" xlink:type="simple"/>
    <meta:editing-cycles>4</meta:editing-cycles>
    <meta:editing-duration>PT12600S</meta:editing-duration>
    <meta:document-statistic meta:page-count="1" meta:paragraph-count="2" meta:word-count="208" meta:character-count="1475" meta:row-count="10" meta:non-whitespace-character-count="1269"/>
  </office:meta>
</office:document-meta>
</file>